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3212*"/>
    </style:style>
    <style:style style:name="Table3.B" style:family="table-column">
      <style:table-column-properties style:column-width="2.2313in" style:rel-column-width="32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1465in" table:align="right"/>
    </style:style>
    <style:style style:name="Table4.A" style:family="table-column">
      <style:table-column-properties style:column-width="1.3667in"/>
    </style:style>
    <style:style style:name="Table4.B" style:family="table-column">
      <style:table-column-properties style:column-width="0.7799in"/>
    </style:style>
    <style:style style:name="Table4.1" style:family="table-row">
      <style:table-row-properties style:min-row-height="0.50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549in" table:align="margins"/>
    </style:style>
    <style:style style:name="Table5.A" style:family="table-column">
      <style:table-column-properties style:column-width="1.375in" style:rel-column-width="1980*"/>
    </style:style>
    <style:style style:name="Table5.B" style:family="table-column">
      <style:table-column-properties style:column-width="0.7799in" style:rel-column-width="11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1465in" table:align="right"/>
    </style:style>
    <style:style style:name="Table4.A" style:family="table-column">
      <style:table-column-properties style:column-width="1.3667in"/>
    </style:style>
    <style:style style:name="Table4.B" style:family="table-column">
      <style:table-column-properties style:column-width="0.7799in"/>
    </style:style>
    <style:style style:name="Table4.1" style:family="table-row">
      <style:table-row-properties style:min-row-height="0.50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549in" table:align="margins"/>
    </style:style>
    <style:style style:name="Table5.A" style:family="table-column">
      <style:table-column-properties style:column-width="1.375in" style:rel-column-width="1980*"/>
    </style:style>
    <style:style style:name="Table5.B" style:family="table-column">
      <style:table-column-properties style:column-width="0.7799in" style:rel-column-width="11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1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576in" style:rel-column-width="546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FreeSans" fo:font-size="16pt" fo:font-weight="normal" officeooo:rsid="0008cf37" officeooo:paragraph-rsid="0008cf37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36pt" fo:font-weight="bold" officeooo:rsid="0008cf37" officeooo:paragraph-rsid="0008cf37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fo:font-weight="normal" officeooo:rsid="0008cf37" officeooo:paragraph-rsid="0008cf3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fo:font-weight="normal" officeooo:rsid="000ab092" officeooo:paragraph-rsid="000ab09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20pt" fo:font-weight="normal" officeooo:rsid="0008cf37" officeooo:paragraph-rsid="0008cf37" style:font-size-asian="17.5pt" style:font-weight-asian="normal" style:font-size-complex="2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20pt" style:font-size-asian="17.5pt" style:font-size-complex="20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20pt" officeooo:paragraph-rsid="0008cf37" style:font-size-asian="17.5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08cf37" officeooo:paragraph-rsid="0008cf37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28pt" style:font-size-asian="28pt" style:font-size-complex="28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28pt" officeooo:rsid="0008cf37" officeooo:paragraph-rsid="0008cf37" style:font-size-asian="28pt" style:font-size-complex="28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28pt" officeooo:rsid="000ab092" officeooo:paragraph-rsid="000ab092" style:font-size-asian="28pt" style:font-size-complex="28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20pt" fo:font-weight="normal" officeooo:rsid="0008cf37" officeooo:paragraph-rsid="0008cf37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20pt" fo:font-weight="normal" officeooo:rsid="0008cf37" officeooo:paragraph-rsid="000cb4d5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20pt" fo:font-weight="normal" officeooo:rsid="0008cf37" officeooo:paragraph-rsid="0008cf37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20pt" fo:font-weight="normal" officeooo:rsid="000cb4d5" officeooo:paragraph-rsid="000cb4d5" style:font-size-asian="17.5pt" style:font-weight-asian="normal" style:font-size-complex="2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20pt" officeooo:paragraph-rsid="000cb4d5" style:font-size-asian="17.5pt" style:font-size-complex="20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28pt" officeooo:rsid="000cb4d5" officeooo:paragraph-rsid="000cb4d5" style:font-size-asian="28pt" style:font-size-complex="28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28pt" officeooo:paragraph-rsid="000cb4d5" style:font-size-asian="24.5pt" style:font-size-complex="28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28pt" officeooo:rsid="000cb4d5" officeooo:paragraph-rsid="000cb4d5" style:font-size-asian="24.5pt" style:font-size-complex="28pt"/>
    </style:style>
    <style:style style:name="T1" style:family="text">
      <style:text-properties officeooo:rsid="000ab092"/>
    </style:style>
    <style:style style:name="T2" style:family="text">
      <style:text-properties officeooo:rsid="000cb4d5"/>
    </style:style>
    <style:style style:name="T3" style:family="text">
      <style:text-properties fo:font-size="14pt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SWER SHEET</text:p>
      <text:p text:style-name="P14"/>
      <text:p text:style-name="P5"><text:span text:style-name="T2">FIRST </text:span>NAME</text:p>
      <text:p text:style-name="P5"/>
      <table:table table:name="Table1" table:style-name="Table1">
        <table:table-column table:style-name="Table1.A" table:number-columns-repeated="12"/>
        <table:table-row table:style-name="TableLine94605025586656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7"/>
          </table:table-cell>
        </table:table-row>
      </table:table>
      <text:p text:style-name="P5"/>
      <text:p text:style-name="P15">LAST NAME</text:p>
      <text:p text:style-name="P15"/>
      <table:table table:name="Table2" table:style-name="Table2">
        <table:table-column table:style-name="Table2.A" table:number-columns-repeated="12"/>
        <table:table-row table:style-name="TableLine9460494675430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13"/>
      <text:p text:style-name="P13">ANSWERS</text:p>
      <text:p text:style-name="P13"><text:s/><text:span text:style-name="T3">Fill with A, B, C, D, E or F.</text:span></text:p>
      <text:p text:style-name="P3"/>
      <table:table table:name="Table3" table:style-name="Table3">
        <table:table-column table:style-name="Table3.A"/>
        <table:table-column table:style-name="Table3.B" table:number-columns-repeated="2"/>
        <table:table-row table:style-name="TableLine94605034102160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0">1</text:p>
                </table:table-cell>
                <table:table-cell table:style-name="Table4.B1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2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3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4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5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6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7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8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9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 table:style-name="Table4.1">
                <table:table-cell table:style-name="Table4.A2" office:value-type="string">
                  <text:p text:style-name="P10">10</text:p>
                </table:table-cell>
                <table:table-cell table:style-name="Table4.B2" office:value-type="string">
                  <text:p text:style-name="P9"/>
                </table:table-cell>
              </table:table-row>
            </table:table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C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94605035356928">
                <table:table-cell table:style-name="Table5.A1" office:value-type="string">
                  <text:p text:style-name="P10">1<text:span text:style-name="T2">1</text:span></text:p>
                </table:table-cell>
                <table:table-cell table:style-name="Table5.B1" office:value-type="string">
                  <text:p text:style-name="P9"/>
                </table:table-cell>
              </table:table-row>
              <table:table-row table:style-name="TableLine94604995777488">
                <table:table-cell table:style-name="Table5.A2" office:value-type="string">
                  <text:p text:style-name="P11">1<text:span text:style-name="T2">2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5026041840">
                <table:table-cell table:style-name="Table5.A2" office:value-type="string">
                  <text:p text:style-name="P11">1<text:span text:style-name="T2">3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6640">
                <table:table-cell table:style-name="Table5.A2" office:value-type="string">
                  <text:p text:style-name="P11">1<text:span text:style-name="T2">4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7280">
                <table:table-cell table:style-name="Table5.A2" office:value-type="string">
                  <text:p text:style-name="P11">1<text:span text:style-name="T2">5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8080">
                <table:table-cell table:style-name="Table5.A2" office:value-type="string">
                  <text:p text:style-name="P11">1<text:span text:style-name="T2">6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8880">
                <table:table-cell table:style-name="Table5.A2" office:value-type="string">
                  <text:p text:style-name="P11">1<text:span text:style-name="T2">7</text:span>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9632">
                <table:table-cell table:style-name="Table5.A2" office:value-type="string">
                  <text:p text:style-name="P18">18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20432">
                <table:table-cell table:style-name="Table5.A2" office:value-type="string">
                  <text:p text:style-name="P18">19</text:p>
                </table:table-cell>
                <table:table-cell table:style-name="Table5.B2" office:value-type="string">
                  <text:p text:style-name="P9"/>
                </table:table-cell>
              </table:table-row>
              <table:table-row table:style-name="TableLine94604995815760">
                <table:table-cell table:style-name="Table5.A2" office:value-type="string">
                  <text:p text:style-name="P18">20</text:p>
                </table:table-cell>
                <table:table-cell table:style-name="Table5.B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1"/>
      <text:p text:style-name="P4">Maximum score: 2<text:span text:style-name="T2">0</text:span> x 5 = 1<text:span text:style-name="T2">0</text:span>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3:42:18.678588654</meta:creation-date>
    <dc:date>2021-04-18T15:19:00.413124844</dc:date>
    <meta:editing-duration>PT9M39S</meta:editing-duration>
    <meta:editing-cycles>3</meta:editing-cycles>
    <meta:generator>LibreOffice/6.4.7.2$Linux_X86_64 LibreOffice_project/40$Build-2</meta:generator>
    <meta:document-statistic meta:table-count="5" meta:image-count="0" meta:object-count="0" meta:page-count="1" meta:paragraph-count="26" meta:word-count="43" meta:character-count="126" meta:non-whitespace-character-count="108"/>
  </office:meta>
</office:document-meta>
</file>